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66615"/>
    </style:style>
    <style:style style:name="P2" style:family="paragraph" style:parent-style-name="Standard">
      <style:text-properties officeooo:rsid="00076930" officeooo:paragraph-rsid="00076930"/>
    </style:style>
    <style:style style:name="P3" style:family="paragraph" style:parent-style-name="Standard">
      <style:text-properties officeooo:rsid="00088049" officeooo:paragraph-rsid="00088049"/>
    </style:style>
    <style:style style:name="T1" style:family="text">
      <style:text-properties officeooo:rsid="00066615"/>
    </style:style>
    <style:style style:name="T2" style:family="text">
      <style:text-properties fo:font-weight="bold" style:font-weight-asian="bold" style:font-weight-complex="bold"/>
    </style:style>
    <style:style style:name="T3" style:family="text">
      <style:text-properties officeooo:rsid="000880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s modelos de proceso incremental son de naturaleza iterativa y producen con mucha rapidez versiones funcionales del software. </text:p>
      <text:p text:style-name="P1">Modelos de proceso incremental Hay muchas situaciones en las que los requerimientos iniciales del software están razonablemente bien definidos, pero el alcance general del esfuerzo de desarrollo imposibilita un proceso lineal. Además, tal vez haya una necesidad imperiosa de dar rápidamente cierta funcionalidad limitada de software a los usuarios y aumentarla en las entregas posteriores de software. En tales casos, se elige un modelo de proceso diseñado para producir el software en incrementos. <text:span text:style-name="T1">E</text:span>l modelo incremental aplica secuencias lineales en forma escalonada a medida que avanza el calendario de actividades. Cada secuencia lineal produce “incrementos” de software susceptibles de entregarse [McD93] de manera parecida a los incrementos producidos en un flujo de proceso evolutivo (sección 2.3.3).</text:p>
      <text:p text:style-name="P1"><text:s/>Por ejemplo, un software para procesar textos que se elabore con el paradigma incremental quizá entregue en el <text:span text:style-name="T2">primer incremento</text:span> las <text:span text:style-name="T2">funciones básicas de administración de archivos, edición y producción del documento</text:span>; en el <text:span text:style-name="T2">segundo</text:span> dará h<text:span text:style-name="T2">erramientas más sofisticadas de edición y producción de documento</text:span>s; en el <text:span text:style-name="T2">tercero</text:span> habrá s<text:span text:style-name="T2">eparación de palabras y revisión de la ortografía</text:span>; y en el <text:span text:style-name="T2">cuarto</text:span> se proporcionará la <text:span text:style-name="T2">capacidad para dar formato avanzado a las páginas</text:span>. Debe observarse que el flujo de proceso para cualquier incremento puede incorporar el paradigma del prototipo. </text:p>
      <text:p text:style-name="P1">Cuando se utiliza un modelo incremental, e<text:span text:style-name="T2">s frecuente</text:span> que el <text:span text:style-name="T2">primer incremento</text:span> sea el producto fundamental. Es decir, se abordan los requerimientos básicos, pero no se proporcionan muchas características suplementarias (algunas conocidas y otras no). El cliente usa el producto fundamental (o lo somete a una evaluación detallada). Como resultado del uso y/o evaluación,se desarrolla un plan para el incremento que sigue. El plan incluye la modificación del producto fundamental para cumplir mejor las necesidades del cliente, así como la entrega de características adicionales y más funcionalidad. Este proceso se repite después de entregar cada incremento, hasta terminar el producto final. El modelo de proceso incremental se centra en que <text:span text:style-name="T2">en cada incremento se entrega un producto que ya opera</text:span>. Los primeros incrementos son versiones desnudas del producto final, pero proporcionan capacidad que sirve al usuario y también le dan una plataforma de evaluación.8 El desarrollo incremental es útil en particular cuando no se dispone de personal para la implementación completa del proyecto en el plazo establecido por el negocio. Los primeros incrementos se desarrollan con pocos trabajadores. Si el producto básico es bien recibido, entonces se agrega más personal (si se requiere) para que labore en el siguiente incremento. Además, los incrementos se planean para administrar riesgos técnicos. Por ejemplo, un sistema grande tal vez requiera que se disponga de hardware nuevo que se encuentre en desarrollo y cuya fecha de entrega sea incierta. En este caso, tal vez sea posible planear los primeros incrementos de forma que eviten el uso de dicho hardware, y así proporcionar una funcionalidad parcial a los usuarios finales sin un retraso importante.</text:p>
      <text:p text:style-name="P1"/>
      <text:p text:style-name="P2">Primero se necesita aprender a usar el dron para que recorra una parcela, luego se analisa la manera para configurar la captura de fotos. La configuracion sera necesaria para que el dron saque <text:span text:style-name="T3">imágenes</text:span> cada X segundos lo cual a una velocidad constante esto significara que sacara fotos cada Y metros. Una vez terminado esto se tendra el primer entregable el cual va a ser el dron ya modificado ó una descripcion de como se usa y como configurarlo para obtener las imagenes.</text:p>
      <text:p text:style-name="P2">Segundo se necesita <text:span text:style-name="T3">realizar trabajo de campo, en la parcela que se analizara durante el PFC, para </text:span>obtener <text:span text:style-name="T3">una cantidad de</text:span> <text:span text:style-name="T3">imágenes, suficiente para poder pasar al siguiente incremento,</text:span> haciendo que el dron recorra <text:span text:style-name="T3">x</text:span> hectareas, <text:span text:style-name="T3">el entregable en este caso sera la base de datos con las imagenes</text:span>.</text:p>
      <text:p text:style-name="P3">Tercero con las imágenes obtenid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4T19:42:52.408464004</meta:creation-date>
    <dc:date>2016-05-15T00:32:15.039000000</dc:date>
    <meta:editing-duration>PT13M28S</meta:editing-duration>
    <meta:editing-cycles>2</meta:editing-cycles>
    <meta:generator>LibreOffice/5.0.2.2$Windows_x86 LibreOffice_project/37b43f919e4de5eeaca9b9755ed688758a8251fe</meta:generator>
    <meta:document-statistic meta:table-count="0" meta:image-count="0" meta:object-count="0" meta:page-count="1" meta:paragraph-count="7" meta:word-count="628" meta:character-count="4067" meta:non-whitespace-character-count="3442"/>
  </office:meta>
</office:document-meta>
</file>